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6.05cm" fo:min-width="3.4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0.55cm" fo:min-width="3.3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6.15cm" fo:min-width="3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8.95cm" fo:min-width="0.5cm"/>
    </style:style>
    <style:style style:name="gr6" style:family="graphic" style:parent-style-name="standard">
      <style:graphic-properties draw:fill-color="#729fcf" draw:textarea-vertical-align="middle"/>
    </style:style>
    <style:style style:name="gr7" style:family="graphic" style:parent-style-name="standard">
      <style:graphic-properties draw:fill-color="#729fc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1.75cm"/>
    </style:style>
    <style:style style:name="gr10" style:family="graphic" style:parent-style-name="standard">
      <style:graphic-properties draw:stroke="none" svg:stroke-color="#000000" draw:fill="none" draw:fill-color="#ffffff" fo:min-height="0.8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</style:style>
    <style:style style:name="gr12" style:family="graphic" style:parent-style-name="standard">
      <style:graphic-properties draw:fill-color="#00ff66" draw:textarea-horizontal-align="justify" draw:textarea-vertical-align="middle" draw:auto-grow-height="false" fo:min-height="0.65cm" fo:min-width="3.4cm"/>
    </style:style>
    <style:style style:name="gr13" style:family="graphic" style:parent-style-name="standard">
      <style:graphic-properties draw:fill-color="#ff6600" draw:textarea-horizontal-align="justify" draw:textarea-vertical-align="middle" draw:auto-grow-height="false" fo:min-height="0.55cm" fo:min-width="3cm"/>
    </style:style>
    <style:style style:name="gr14" style:family="graphic" style:parent-style-name="standard">
      <style:graphic-properties draw:fill-color="#ff6600" draw:textarea-horizontal-align="justify" draw:textarea-vertical-align="middle" draw:auto-grow-height="false" fo:min-height="0.55cm" fo:min-width="0.5cm"/>
    </style:style>
    <style:style style:name="gr15" style:family="graphic" style:parent-style-name="standard">
      <style:graphic-properties draw:fill-color="#ff9900" draw:textarea-horizontal-align="justify" draw:textarea-vertical-align="middle" draw:auto-grow-height="false" fo:min-height="0.55cm" fo:min-width="3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0.55cm" fo:min-width="0.5cm"/>
    </style:style>
    <style:style style:name="gr17" style:family="graphic" style:parent-style-name="standard">
      <style:graphic-properties draw:stroke="none" svg:stroke-color="#000000" draw:fill="none" draw:fill-color="#ffffff" fo:min-height="2.134cm"/>
    </style:style>
    <style:style style:name="gr18" style:family="graphic" style:parent-style-name="standard">
      <style:graphic-properties draw:fill-color="#ff00ff" draw:textarea-horizontal-align="justify" draw:textarea-vertical-align="middle" draw:auto-grow-height="false" fo:min-height="0.45cm" fo:min-width="3cm"/>
    </style:style>
    <style:style style:name="gr19" style:family="graphic" style:parent-style-name="standard">
      <style:graphic-properties draw:fill-color="#ff00ff" draw:textarea-horizontal-align="justify" draw:textarea-vertical-align="middle" draw:auto-grow-height="false" fo:min-height="0.55cm" fo:min-width="0.5cm"/>
    </style:style>
    <style:style style:name="gr20" style:family="graphic" style:parent-style-name="standard">
      <style:graphic-properties draw:stroke="none" svg:stroke-color="#000000" draw:fill="none" draw:fill-color="#ffffff" fo:min-height="0.941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0.85cm" fo:min-width="4.313cm"/>
    </style:style>
    <style:style style:name="gr22" style:family="graphic" style:parent-style-name="standard">
      <style:graphic-properties draw:stroke="none" svg:stroke-color="#000000" draw:fill="none" draw:fill-color="#ffffff" fo:min-height="1.081cm"/>
    </style:style>
    <style:style style:name="gr23" style:family="graphic" style:parent-style-name="standard">
      <style:graphic-properties draw:stroke="none" svg:stroke-color="#000000" draw:fill="none" draw:fill-color="#ffffff" fo:min-height="1.05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00ff66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6600"/>
      <style:paragraph-properties fo:text-align="center"/>
    </style:style>
    <style:style style:name="P7" style:family="paragraph">
      <loext:graphic-properties draw:fill-color="#ff9900"/>
      <style:paragraph-properties fo:text-align="center"/>
    </style:style>
    <style:style style:name="P8" style:family="paragraph">
      <loext:graphic-properties draw:fill-color="#ff00ff"/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5.8cm" svg:height="0.8cm" svg:x="1.9cm" svg:y="3cm">
          <text:p text:style-name="P1">000...1...0000000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cm" svg:height="6.3cm" svg:x="9.3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8cm" svg:height="0.8cm" svg:x="5.1cm" svg:y="10.4cm">
          <text:p text:style-name="P1">1x300 中间向量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5cm" svg:height="6.4cm" svg:x="14cm" svg:y="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1cm" svg:height="9.2cm" svg:x="7.7cm" svg:y="16.1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8cm" svg:y1="3.8cm" svg:x2="7cm" svg:y2="10.4cm" draw:start-shape="id1" draw:end-shape="id2" draw:end-glue-point="0" svg:d="M4800 3800v3300h2200v3300" svg:viewBox="0 0 2201 6601">
          <text:p text:style-name="P1"><text:span text:style-name="T1">矩阵乘法</text:span></text:p>
        </draw:connector>
        <draw:connector draw:style-name="gr7" draw:text-style-name="P3" draw:layer="layout" svg:x1="9.3cm" svg:y1="5.55cm" svg:x2="7cm" svg:y2="10.4cm" draw:start-shape="id3" draw:start-glue-point="3" draw:end-shape="id2" draw:end-glue-point="0" svg:d="M9300 5550h-2300v4850" svg:viewBox="0 0 2301 4851">
          <text:p/>
        </draw:connector>
        <draw:frame draw:style-name="gr8" draw:text-style-name="P5" draw:layer="layout" svg:width="3.8cm" svg:height="0.962cm" svg:x="9.6cm" svg:y="1.3cm">
          <draw:text-box>
            <text:p>300neutron</text:p>
          </draw:text-box>
        </draw:frame>
        <draw:frame draw:style-name="gr9" draw:text-style-name="P5" draw:layer="layout" svg:width="2.6cm" svg:height="2cm" svg:x="17.5cm" svg:y="4.6cm">
          <draw:text-box>
            <text:p>10000</text:p>
            <text:p>word</text:p>
          </draw:text-box>
        </draw:frame>
        <draw:frame draw:style-name="gr10" draw:text-style-name="P5" draw:layer="layout" svg:width="3.8cm" svg:height="1.073cm" svg:x="14.1cm" svg:y="1.457cm">
          <draw:text-box>
            <text:p>300neutron</text:p>
          </draw:text-box>
        </draw:frame>
        <draw:frame draw:style-name="gr11" draw:text-style-name="P5" draw:layer="layout" svg:width="6.382cm" svg:height="0.962cm" svg:x="1.6cm" svg:y="2.138cm">
          <draw:text-box>
            <text:p>1x10000 word vector</text:p>
          </draw:text-box>
        </draw:frame>
        <draw:custom-shape draw:style-name="gr12" draw:text-style-name="P2" draw:layer="layout" svg:width="3.9cm" svg:height="0.9cm" svg:x="9.3cm" svg:y="4.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cm" svg:y1="11.2cm" svg:x2="8.2cm" svg:y2="16.1cm" draw:start-shape="id2" draw:end-shape="id4" draw:end-glue-point="0" svg:d="M7000 11200v2450h1200v2450" svg:viewBox="0 0 1201 4901">
          <text:p/>
        </draw:connector>
        <draw:connector draw:style-name="gr7" draw:text-style-name="P3" draw:layer="layout" svg:x1="15.75cm" svg:y1="8.7cm" svg:x2="8.2cm" svg:y2="16.1cm" draw:start-shape="id5" draw:end-shape="id4" draw:end-glue-point="0" svg:d="M15750 8700v3700h-7550v3700" svg:viewBox="0 0 7551 7401">
          <text:p/>
        </draw:connector>
        <draw:custom-shape draw:style-name="gr13" draw:text-style-name="P6" draw:layer="layout" svg:width="3.5cm" svg:height="0.8cm" svg:x="14cm" svg:y="2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0.8cm" svg:x="7.7cm" svg:y="16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5cm" svg:height="0.8cm" svg:x="14cm" svg:y="3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0.8cm" svg:x="7.7cm" svg:y="16.9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0.4cm" svg:height="2.384cm" svg:x="15.3cm" svg:y="4.7cm">
          <draw:text-box>
            <text:p>...</text:p>
          </draw:text-box>
        </draw:frame>
        <draw:frame draw:style-name="gr17" draw:text-style-name="P5" draw:layer="layout" svg:width="0.4cm" svg:height="2.384cm" svg:x="8cm" svg:y="19.116cm">
          <draw:text-box>
            <text:p>...</text:p>
          </draw:text-box>
        </draw:frame>
        <draw:custom-shape draw:style-name="gr18" draw:text-style-name="P8" draw:layer="layout" svg:width="3.5cm" svg:height="0.7cm" svg:x="14cm" svg:y="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cm" svg:height="0.8cm" svg:x="7.7cm" svg:y="2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9.2cm" svg:x="15.2cm" svg:y="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0.8cm" svg:x="15.2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0.8cm" svg:x="15.2cm" svg:y="16.8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0.4cm" svg:height="2.384cm" svg:x="15.6cm" svg:y="19.3cm">
          <draw:text-box>
            <text:p>...</text:p>
          </draw:text-box>
        </draw:frame>
        <draw:custom-shape draw:style-name="gr19" draw:text-style-name="P8" draw:layer="layout" svg:width="1cm" svg:height="0.8cm" svg:x="15.2cm" svg:y="24.5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2cm" svg:height="1.191cm" svg:x="6.1cm" svg:y="14.109cm">
          <draw:text-box>
            <text:p><text:span text:style-name="T1">每一行点乘</text:span></text:p>
          </draw:text-box>
        </draw:frame>
        <draw:custom-shape draw:style-name="gr21" draw:text-style-name="P3" draw:layer="layout" svg:width="5.5cm" svg:height="2.2cm" svg:x="9.4cm" svg:y="19.6cm">
          <text:p text:style-name="P1">softmax函数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5" draw:layer="layout" svg:width="4.4cm" svg:height="1.331cm" svg:x="13.6cm" svg:y="25.669cm">
          <draw:text-box>
            <text:p>最终概率分布</text:p>
          </draw:text-box>
        </draw:frame>
        <draw:frame draw:style-name="gr23" draw:text-style-name="P5" draw:layer="layout" svg:width="3.1cm" svg:height="1.3cm" svg:x="6.8cm" svg:y="25.7cm">
          <draw:text-box>
            <text:p>1x10000</text:p>
          </draw:text-box>
        </draw:frame>
        <draw:frame draw:style-name="gr23" draw:text-style-name="P5" draw:layer="layout" svg:width="3.1cm" svg:height="1.3cm" svg:x="14.2cm" svg:y="14.8cm">
          <draw:text-box>
            <text:p>1x10000</text:p>
          </draw:text-box>
        </draw:frame>
        <draw:frame draw:style-name="gr17" draw:text-style-name="P5" draw:layer="layout" svg:width="6.2cm" svg:height="2.384cm" svg:x="8cm" svg:y="8.916cm">
          <draw:text-box>
            <text:p>Hidden layer matrix</text:p>
          </draw:text-box>
        </draw:frame>
        <draw:frame draw:style-name="gr17" draw:text-style-name="P5" draw:layer="layout" svg:width="3.6cm" svg:height="2.384cm" svg:x="14.3cm" svg:y="8.827cm">
          <draw:text-box>
            <text:p>Classifier</text:p>
            <text:p><text:s/>matrix</text:p>
          </draw:text-box>
        </draw:frame>
        <draw:polyline draw:style-name="gr24" draw:text-style-name="P10" draw:layer="layout" svg:width="18.499cm" svg:height="8.799cm" svg:x="1.3cm" svg:y="1.4cm" svg:viewBox="0 0 18500 8800" draw:points="200,0 18500,0 18500,8800 0,8800 0,0 400,0">
          <text:p/>
        </draw:polyline>
        <draw:frame draw:style-name="gr25" draw:text-style-name="P5" draw:layer="layout" svg:width="5.5cm" svg:height="1.1cm" svg:x="1.2cm" svg:y="9.1cm">
          <draw:text-box>
            <text:p>input&amp;parameter</text:p>
          </draw:text-box>
        </draw:frame>
        <draw:polyline draw:style-name="gr24" draw:text-style-name="P10" draw:layer="layout" svg:width="5.099cm" svg:height="1.299cm" svg:x="1.3cm" svg:y="8.9cm" svg:viewBox="0 0 5100 1300" draw:points="0,0 5100,0 5100,13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8:37:14.569843581</meta:creation-date>
    <dc:date>2018-02-27T19:02:36.259908734</dc:date>
    <meta:editing-duration>PT4M17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